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ortFieldSource.getCachedFieldValues( FieldCache cache , String field , IndexReader r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hortFieldSource.cachedFieldSourceEquals( FieldCacheSource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hortFieldSource.ShortFieldSource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rtFieldSource.cachedFieldSource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hortFieldSource.getInner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rtFieldSource.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rtFieldSource.toString(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rtFieldSource.ShortFieldSource( String field , FieldCache . Short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hortFieldSource.floatVal(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rtFieldSource.intVal(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